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17527" officeooo:paragraph-rsid="00017527" style:font-size-asian="14pt" style:font-size-complex="14pt"/>
    </style:style>
    <style:style style:name="P2" style:family="paragraph" style:parent-style-name="Standard">
      <style:paragraph-properties fo:line-height="100%" fo:text-align="start" style:justify-single-word="false"/>
      <style:text-properties officeooo:paragraph-rsid="00017527"/>
    </style:style>
    <style:style style:name="P3" style:family="paragraph" style:parent-style-name="Standard">
      <style:paragraph-properties fo:line-height="100%" fo:text-align="start" style:justify-single-word="false"/>
      <style:text-properties officeooo:paragraph-rsid="000433f0"/>
    </style:style>
    <style:style style:name="P4" style:family="paragraph" style:parent-style-name="Standard">
      <style:paragraph-properties fo:line-height="100%" fo:text-align="start" style:justify-single-word="false"/>
      <style:text-properties officeooo:paragraph-rsid="00048297"/>
    </style:style>
    <style:style style:name="P5" style:family="paragraph" style:parent-style-name="Standard">
      <style:paragraph-properties fo:line-height="150%" fo:text-align="center" style:justify-single-word="false"/>
      <style:text-properties fo:font-size="12pt" officeooo:rsid="00017527" officeooo:paragraph-rsid="00017527" style:font-size-asian="10.5pt" style:font-size-complex="12pt"/>
    </style:style>
    <style:style style:name="P6" style:family="paragraph" style:parent-style-name="Standard">
      <style:paragraph-properties fo:line-height="100%" fo:text-align="start" style:justify-single-word="false"/>
      <style:text-properties officeooo:rsid="000433f0" officeooo:paragraph-rsid="000433f0"/>
    </style:style>
    <style:style style:name="P7" style:family="paragraph" style:parent-style-name="Standard">
      <style:paragraph-properties fo:line-height="100%" fo:text-align="start" style:justify-single-word="false"/>
      <style:text-properties officeooo:rsid="00048297" officeooo:paragraph-rsid="00048297"/>
    </style:style>
    <style:style style:name="T1" style:family="text">
      <style:text-properties officeooo:rsid="00017527"/>
    </style:style>
    <style:style style:name="T2" style:family="text">
      <style:text-properties fo:font-size="12pt" officeooo:rsid="00017527" style:font-size-asian="10.5pt" style:font-size-complex="12pt"/>
    </style:style>
    <style:style style:name="T3" style:family="text">
      <style:text-properties officeooo:rsid="00034967"/>
    </style:style>
    <style:style style:name="T4" style:family="text">
      <style:text-properties officeooo:rsid="000433f0"/>
    </style:style>
    <style:style style:name="T5" style:family="text">
      <style:text-properties officeooo:rsid="000482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ção do Trabalho 1 de Linguagem de Programação</text:p>
      <text:p text:style-name="P1">Departamento de Ciência da Computação DCC - UFJF</text:p>
      <text:p text:style-name="P1">Professor: Leonardo Vieira dos Santos Reis</text:p>
      <text:p text:style-name="P1"/>
      <text:p text:style-name="P1">Nome: Guilherme Fiorini Justen</text:p>
      <text:p text:style-name="P1">Matrícula: 201965041AC</text:p>
      <text:p text:style-name="P5"/>
      <text:p text:style-name="P2"><text:span text:style-name="T2">Para fazer a codificação de letras para números, no alfabeto de letras foram consideradas apenas as 26 letras do alfabeto (a, b, c, d, e, f, g, h, i, j, k, l, m, n, o, p, q, r, s, t, u, v, w, x, y, z). Para usar as cifras para fazer a encriptação e decriptação, cada letra tem um número associado, a letra a é igual a 1, b = 2, …, z = 26.</text:span></text:p>
      <text:p text:style-name="P2"/>
      <text:p text:style-name="P2"><text:span text:style-name="T1">No código, já constam 100 palavras que estão em texto </text:span><text:span text:style-name="T3">claro. Além destas palavras, novas palavras podem ser inseridas na base de dados usando o predicado assert_word(Palavra). Além deste predicado, podem ser inseridas palavras na base de dados que vão ser encriptadas antes de serem inseridas. Para isso, o usuário deve optar entre a Cifra de César, que tem o predicado assert_encripted_cesar(Palavra, Chave), ou pela Cifra de Vigenère, que tem o predicado assert_encripted_vigenere(Palavra, Chave).</text:span></text:p>
      <text:p text:style-name="P2"/>
      <text:p text:style-name="P3"><text:span text:style-name="T4">Para que o código tivesse uma redigibilidade melhor, foram implementadas funções auxiliares, que desempenham tarefas simples como pegar o primeiro elemento de uma lista, concatenar uma lista com outra, etc. Foram também </text:span><text:span text:style-name="T5">criados os predicados string2code e code2string, que transformam, respectivamente, uma string em sua lista de numerais equivalentes, e uma lista de numerais em sua string equivalente. Todas estas funções foram feitas usando a manipulação de listas.</text:span></text:p>
      <text:p text:style-name="P3"/>
      <text:p text:style-name="P4"><text:span text:style-name="T5">A base de dados na qual podem ser inseridas novas palavras, que foi citada anteriormente, vem da biblioteca persistency, que é uma biblioteca que permite com que cláusulas adicionadas em tempo de execução e que não estejam presentes no código fonte continuem na base de dados após o término da execução do programa. A biblioteca faz isso através de um arquivo exterior, que é criado caso o usuário não tenha ele na página do código fonte. O nome do arquivo a ser criado é database.db.</text:span></text:p>
      <text:p text:style-name="P4"/>
      <text:p text:style-name="P7">Para fazer a encriptação com a Cifra de César, </text:p>
      <text:p text:style-name="P3"/>
      <text:p text:style-name="P3"/>
      <text:p text:style-name="P3"/>
      <text:p text:style-name="P3"/>
      <text:p text:style-name="P3"/>
      <text:p text:style-name="P6">Adendos:</text:p>
      <text:p text:style-name="P6">O termo correto é função mesm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9T16:54:02.346675921</meta:creation-date>
    <dc:date>2022-05-29T17:27:02.374717721</dc:date>
    <meta:editing-duration>PT12M38S</meta:editing-duration>
    <meta:editing-cycles>3</meta:editing-cycles>
    <meta:generator>LibreOffice/6.4.7.2$Linux_X86_64 LibreOffice_project/40$Build-2</meta:generator>
    <meta:document-statistic meta:table-count="0" meta:image-count="0" meta:object-count="0" meta:page-count="1" meta:paragraph-count="12" meta:word-count="347" meta:character-count="2071" meta:non-whitespace-character-count="1735"/>
  </office:meta>
</office:document-meta>
</file>